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C0A000005C097237CFA54C162E6.png" manifest:media-type="image/png"/>
  <manifest:file-entry manifest:full-path="Pictures/1000000100000CB600000686162F2C3887E7CA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0in" svg:height="4.7752in" draw:z-index="0"><draw:image xlink:href="Pictures/1000000100000C0A000005C097237CFA54C162E6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0in" svg:height="5.1327in" draw:z-index="1"><draw:image xlink:href="Pictures/1000000100000CB600000686162F2C3887E7CA2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14:21:23.775000000</meta:creation-date>
    <dc:date>2025-06-18T15:39:13.690000000</dc:date>
    <meta:editing-duration>PT1H17M51S</meta:editing-duration>
    <meta:editing-cycles>1</meta:editing-cycles>
    <meta:document-statistic meta:table-count="0" meta:image-count="2" meta:object-count="0" meta:page-count="2" meta:paragraph-count="1" meta:word-count="0" meta:character-count="2" meta:non-whitespace-character-count="0"/>
    <meta:generator>LibreOffice/7.6.0.3$Windows_X86_64 LibreOffice_project/69edd8b8ebc41d00b4de3915dc82f8f0fc3b6265</meta:generator>
  </office:meta>
</office:document-meta>
</file>